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8.504cm" svg:y="0.532cm">
            <draw:object draw:notify-on-update-of-ranges="Hoja1.C2:Hoja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S712-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float" office:value="4.508" calcext:value-type="float">
            <text:p>4,508</text:p>
          </table:table-cell>
          <table:table-cell office:value-type="float" office:value="2.257" calcext:value-type="float">
            <text:p>2,257</text:p>
          </table:table-cell>
          <table:table-cell table:formula="of:=-([.A3]/2-[.B3])" office:value-type="float" office:value="0.00300000000000011" calcext:value-type="float">
            <text:p>0,003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79" calcext:value-type="float">
            <text:p>2,279</text:p>
          </table:table-cell>
          <table:table-cell table:formula="of:=-([.A4]/2-[.B4])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.605" calcext:value-type="float">
            <text:p>4,605</text:p>
          </table:table-cell>
          <table:table-cell office:value-type="float" office:value="2.308" calcext:value-type="float">
            <text:p>2,308</text:p>
          </table:table-cell>
          <table:table-cell table:formula="of:=-([.A5]/2-[.B5])" office:value-type="float" office:value="0.00549999999999962" calcext:value-type="float">
            <text:p>0,0055</text:p>
          </table:table-cell>
        </table:table-row>
        <table:table-row table:style-name="ro1">
          <table:table-cell office:value-type="float" office:value="4.705" calcext:value-type="float">
            <text:p>4,705</text:p>
          </table:table-cell>
          <table:table-cell office:value-type="float" office:value="2.359" calcext:value-type="float">
            <text:p>2,359</text:p>
          </table:table-cell>
          <table:table-cell table:formula="of:=-([.A6]/2-[.B6])" office:value-type="float" office:value="0.00649999999999995" calcext:value-type="float">
            <text:p>0,0065</text:p>
          </table:table-cell>
        </table:table-row>
        <table:table-row table:style-name="ro1">
          <table:table-cell office:value-type="float" office:value="4.802" calcext:value-type="float">
            <text:p>4,802</text:p>
          </table:table-cell>
          <table:table-cell office:value-type="float" office:value="2.409" calcext:value-type="float">
            <text:p>2,409</text:p>
          </table:table-cell>
          <table:table-cell table:formula="of:=-([.A7]/2-[.B7])" office:value-type="float" office:value="0.00800000000000001" calcext:value-type="float">
            <text:p>0,008</text:p>
          </table:table-cell>
        </table:table-row>
        <table:table-row table:style-name="ro1">
          <table:table-cell office:value-type="float" office:value="4.848" calcext:value-type="float">
            <text:p>4,848</text:p>
          </table:table-cell>
          <table:table-cell office:value-type="float" office:value="2.43" calcext:value-type="float">
            <text:p>2,43</text:p>
          </table:table-cell>
          <table:table-cell table:formula="of:=-([.A8]/2-[.B8])" office:value-type="float" office:value="0.00600000000000023" calcext:value-type="float">
            <text:p>0,006</text:p>
          </table:table-cell>
        </table:table-row>
        <table:table-row table:style-name="ro1">
          <table:table-cell office:value-type="float" office:value="4.906" calcext:value-type="float">
            <text:p>4,906</text:p>
          </table:table-cell>
          <table:table-cell office:value-type="float" office:value="2.461" calcext:value-type="float">
            <text:p>2,461</text:p>
          </table:table-cell>
          <table:table-cell table:formula="of:=-([.A9]/2-[.B9])" office:value-type="float" office:value="0.00800000000000001" calcext:value-type="float">
            <text:p>0,008</text:p>
          </table:table-cell>
        </table:table-row>
        <table:table-row table:style-name="ro1">
          <table:table-cell office:value-type="float" office:value="4.948" calcext:value-type="float">
            <text:p>4,948</text:p>
          </table:table-cell>
          <table:table-cell office:value-type="float" office:value="2.485" calcext:value-type="float">
            <text:p>2,485</text:p>
          </table:table-cell>
          <table:table-cell table:formula="of:=-([.A10]/2-[.B10])" office:value-type="float" office:value="0.0109999999999997" calcext:value-type="float">
            <text:p>0,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3" calcext:value-type="float">
            <text:p>2,513</text:p>
          </table:table-cell>
          <table:table-cell table:formula="of:=-([.A11]/2-[.B11])" office:value-type="float" office:value="0.0129999999999999" calcext:value-type="float">
            <text:p>0,013</text:p>
          </table:table-cell>
        </table:table-row>
        <table:table-row table:style-name="ro1">
          <table:table-cell office:value-type="float" office:value="5.054" calcext:value-type="float">
            <text:p>5,054</text:p>
          </table:table-cell>
          <table:table-cell office:value-type="float" office:value="2.552" calcext:value-type="float">
            <text:p>2,552</text:p>
          </table:table-cell>
          <table:table-cell table:formula="of:=-([.A12]/2-[.B12])" office:value-type="float" office:value="0.0249999999999999" calcext:value-type="float">
            <text:p>0,025</text:p>
          </table:table-cell>
        </table:table-row>
        <table:table-row table:style-name="ro1">
          <table:table-cell office:value-type="float" office:value="5.102" calcext:value-type="float">
            <text:p>5,102</text:p>
          </table:table-cell>
          <table:table-cell office:value-type="float" office:value="2.566" calcext:value-type="float">
            <text:p>2,566</text:p>
          </table:table-cell>
          <table:table-cell table:formula="of:=-([.A13]/2-[.B13])" office:value-type="float" office:value="0.0149999999999997" calcext:value-type="float">
            <text:p>0,015</text:p>
          </table:table-cell>
        </table:table-row>
        <table:table-row table:style-name="ro1">
          <table:table-cell office:value-type="float" office:value="5.153" calcext:value-type="float">
            <text:p>5,153</text:p>
          </table:table-cell>
          <table:table-cell office:value-type="float" office:value="2.604" calcext:value-type="float">
            <text:p>2,604</text:p>
          </table:table-cell>
          <table:table-cell table:formula="of:=-([.A14]/2-[.B14])" office:value-type="float" office:value="0.0275000000000003" calcext:value-type="float">
            <text:p>0,0275</text:p>
          </table:table-cell>
        </table:table-row>
        <table:table-row table:style-name="ro1">
          <table:table-cell office:value-type="float" office:value="5.201" calcext:value-type="float">
            <text:p>5,201</text:p>
          </table:table-cell>
          <table:table-cell office:value-type="float" office:value="2.618" calcext:value-type="float">
            <text:p>2,618</text:p>
          </table:table-cell>
          <table:table-cell table:formula="of:=-([.A15]/2-[.B15])" office:value-type="float" office:value="0.0175000000000001" calcext:value-type="float">
            <text:p>0,0175</text:p>
          </table:table-cell>
        </table:table-row>
        <table:table-row table:style-name="ro1">
          <table:table-cell office:value-type="float" office:value="5.309" calcext:value-type="float">
            <text:p>5,309</text:p>
          </table:table-cell>
          <table:table-cell office:value-type="float" office:value="2.675" calcext:value-type="float">
            <text:p>2,675</text:p>
          </table:table-cell>
          <table:table-cell table:formula="of:=-([.A16]/2-[.B16])" office:value-type="float" office:value="0.0204999999999997" calcext:value-type="float">
            <text:p>0,0205</text:p>
          </table:table-cell>
        </table:table-row>
        <table:table-row table:style-name="ro1">
          <table:table-cell office:value-type="float" office:value="5.404" calcext:value-type="float">
            <text:p>5,404</text:p>
          </table:table-cell>
          <table:table-cell office:value-type="float" office:value="2.725" calcext:value-type="float">
            <text:p>2,725</text:p>
          </table:table-cell>
          <table:table-cell table:formula="of:=-([.A17]/2-[.B17])" office:value-type="float" office:value="0.0230000000000001" calcext:value-type="float">
            <text:p>0,023</text:p>
          </table:table-cell>
        </table:table-row>
        <table:table-row table:style-name="ro1">
          <table:table-cell office:value-type="float" office:value="5.493" calcext:value-type="float">
            <text:p>5,493</text:p>
          </table:table-cell>
          <table:table-cell office:value-type="float" office:value="2.77" calcext:value-type="float">
            <text:p>2,77</text:p>
          </table:table-cell>
          <table:table-cell table:formula="of:=-([.A18]/2-[.B18])" office:value-type="float" office:value="0.0234999999999999" calcext:value-type="float">
            <text:p>0,0235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float" office:value="5.043" calcext:value-type="float">
            <text:p>5,043</text:p>
          </table:table-cell>
          <table:table-cell table:formula="of:=[.A26]/2+[.C26]" office:value-type="float" office:value="2.547403" calcext:value-type="float">
            <text:p>2,547403</text:p>
          </table:table-cell>
          <table:table-cell table:formula="of:=[.A26]*0.021-0.08" office:value-type="float" office:value="0.025903" calcext:value-type="float">
            <text:p>0,025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2:32:47.1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5T23:35:14.412000000</dc:date>
    <dc:creator>Francisco Rafael Reyes Carmona</dc:creator>
    <meta:editing-duration>PT13M</meta:editing-duration>
    <meta:editing-cycles>3</meta:editing-cycles>
    <meta:generator>LibreOffice/7.1.1.2$Windows_X86_64 LibreOffice_project/fe0b08f4af1bacafe4c7ecc87ce55bb426164676</meta:generator>
    <meta:document-statistic meta:table-count="1" meta:cell-count="5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6cm" style:legend-expansion="high" chart:style-name="ch2"/>
        <chart:plot-area chart:style-name="ch3" table:cell-range-address="Hoja1.A3:Hoja1.A7 Hoja1.A10:Hoja1.A11 Hoja1.A13:Hoja1.A13 Hoja1.A15:Hoja1.A18 Hoja1.C2:Hoja1.C7 Hoja1.C10:Hoja1.C11 Hoja1.C13:Hoja1.C13 Hoja1.C15:Hoja1.C18" chart:data-source-has-labels="row" svg:x="0.32cm" svg:y="0.18cm" svg:width="11.37cm" svg:height="8.64cm">
          <chart:coordinate-region svg:x="1.453cm" svg:y="0.375cm" svg:width="9.988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7 Hoja1.C10:Hoja1.C11 Hoja1.C13:Hoja1.C13 Hoja1.C15:Hoja1.C18" chart:label-cell-address="Hoja1.C2:Hoja1.C2" chart:class="chart:scatter">
            <chart:domain table:cell-range-address="Hoja1.A3:Hoja1.A7 Hoja1.A10:Hoja1.A11 Hoja1.A13:Hoja1.A13 Hoja1.A15:Hoja1.A18"/>
            <chart:regression-curve chart:style-name="ch8">
              <chart:equation chart:display-equation="true" chart:display-r-square="false" svg:x="1.456cm" svg:y="0.505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 Columna A Columna A Columna A</text:p>
              </table:table-cell>
              <table:table-cell office:value-type="string">
                <text:p>OFFSET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08">
                <text:p>4.508</text:p>
                <draw:g>
                  <svg:desc>Hoja1.A3:Hoja1.A7 Hoja1.A10:Hoja1.A11 Hoja1.A13:Hoja1.A13 Hoja1.A15:Hoja1.A18</svg:desc>
                </draw:g>
              </table:table-cell>
              <table:table-cell office:value-type="float" office:value="0.00300000000000011">
                <text:p>0.00300000000000011</text:p>
                <draw:g>
                  <svg:desc>Hoja1.C3:Hoja1.C7 Hoja1.C10:Hoja1.C11 Hoja1.C13:Hoja1.C13 Hoja1.C15:Hoja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">
                <text:p>4.5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05">
                <text:p>4.605</text:p>
              </table:table-cell>
              <table:table-cell office:value-type="float" office:value="0.00549999999999962">
                <text:p>0.00549999999999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05">
                <text:p>4.705</text:p>
              </table:table-cell>
              <table:table-cell office:value-type="float" office:value="0.00649999999999995">
                <text:p>0.0064999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2">
                <text:p>4.802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48">
                <text:p>4.948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2">
                <text:p>5.102</text:p>
              </table:table-cell>
              <table:table-cell office:value-type="float" office:value="0.0149999999999997">
                <text:p>0.0149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01">
                <text:p>5.201</text:p>
              </table:table-cell>
              <table:table-cell office:value-type="float" office:value="0.0175000000000001">
                <text:p>0.017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09">
                <text:p>5.309</text:p>
              </table:table-cell>
              <table:table-cell office:value-type="float" office:value="0.0204999999999997">
                <text:p>0.02049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04">
                <text:p>5.404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93">
                <text:p>5.493</text:p>
              </table:table-cell>
              <table:table-cell office:value-type="float" office:value="0.0234999999999999">
                <text:p>0.0234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